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6cm" fo:margin-left="0.064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8pt" style:font-size-asian="18pt" style:font-size-complex="18pt"/>
    </style:style>
    <style:style style:name="P2" style:family="paragraph" style:parent-style-name="Standard">
      <style:text-properties style:font-name="sans-serif"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b8f61" style:font-size-asian="14pt" style:font-size-complex="14pt"/>
    </style:style>
    <style:style style:name="P5" style:family="paragraph" style:parent-style-name="Standard">
      <style:text-properties fo:font-size="14pt" officeooo:rsid="000e3fab" officeooo:paragraph-rsid="000e3fab" style:font-size-asian="14pt" style:font-size-complex="14pt"/>
    </style:style>
    <style:style style:name="P6" style:family="paragraph" style:parent-style-name="Standard">
      <style:text-properties fo:font-size="14pt" officeooo:rsid="00109f25" officeooo:paragraph-rsid="00109f25" style:font-size-asian="14pt" style:font-size-complex="14pt"/>
    </style:style>
    <style:style style:name="P7" style:family="paragraph" style:parent-style-name="Standard">
      <style:text-properties fo:font-size="14pt" officeooo:rsid="0012c058" officeooo:paragraph-rsid="0012c058" style:font-size-asian="14pt" style:font-size-complex="14pt"/>
    </style:style>
    <style:style style:name="P8" style:family="paragraph" style:parent-style-name="Standard">
      <style:text-properties fo:font-size="14pt" officeooo:rsid="00154bae" officeooo:paragraph-rsid="00154bae" style:font-size-asian="14pt" style:font-size-complex="14pt"/>
    </style:style>
    <style:style style:name="P9" style:family="paragraph" style:parent-style-name="Standard">
      <style:text-properties fo:font-size="14pt" fo:font-weight="bold" officeooo:rsid="000b9d3b" officeooo:paragraph-rsid="000b9d3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e3fab" officeooo:paragraph-rsid="000e3fa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09f25" officeooo:paragraph-rsid="00109f2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2c058" officeooo:paragraph-rsid="0012c058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54bae" officeooo:paragraph-rsid="00154bae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fo:font-size="14pt" officeooo:rsid="000c73b8" officeooo:paragraph-rsid="000ca48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0ca485" officeooo:paragraph-rsid="0016b05c" style:font-size-asian="14pt" style:font-size-complex="14pt"/>
    </style:style>
    <style:style style:name="P16" style:family="paragraph" style:parent-style-name="Table_20_Contents">
      <style:text-properties fo:font-size="14pt" officeooo:rsid="000f79af" officeooo:paragraph-rsid="000f79af" style:font-size-asian="14pt" style:font-size-complex="14pt"/>
    </style:style>
    <style:style style:name="P17" style:family="paragraph" style:parent-style-name="Table_20_Contents">
      <style:text-properties fo:font-size="14pt" officeooo:rsid="00109f25" officeooo:paragraph-rsid="00109f25" style:font-size-asian="14pt" style:font-size-complex="14pt"/>
    </style:style>
    <style:style style:name="P18" style:family="paragraph" style:parent-style-name="Table_20_Contents">
      <style:text-properties fo:font-size="14pt" officeooo:rsid="001154a9" officeooo:paragraph-rsid="001154a9" style:font-size-asian="14pt" style:font-size-complex="14pt"/>
    </style:style>
    <style:style style:name="P19" style:family="paragraph" style:parent-style-name="Table_20_Contents">
      <style:text-properties fo:font-size="14pt" officeooo:rsid="00129a45" officeooo:paragraph-rsid="00129a45" style:font-size-asian="14pt" style:font-size-complex="14pt"/>
    </style:style>
    <style:style style:name="P20" style:family="paragraph" style:parent-style-name="Table_20_Contents">
      <style:text-properties fo:font-size="14pt" officeooo:rsid="0012c058" officeooo:paragraph-rsid="0012c058" style:font-size-asian="14pt" style:font-size-complex="14pt"/>
    </style:style>
    <style:style style:name="P21" style:family="paragraph" style:parent-style-name="Table_20_Contents">
      <style:text-properties fo:font-size="14pt" officeooo:rsid="00141949" officeooo:paragraph-rsid="00141949" style:font-size-asian="14pt" style:font-size-complex="14pt"/>
    </style:style>
    <style:style style:name="P22" style:family="paragraph" style:parent-style-name="Table_20_Contents">
      <style:text-properties fo:font-size="14pt" officeooo:rsid="00154bae" officeooo:paragraph-rsid="00154bae" style:font-size-asian="14pt" style:font-size-complex="14pt"/>
    </style:style>
    <style:style style:name="P23" style:family="paragraph" style:parent-style-name="Table_20_Contents">
      <style:text-properties fo:font-size="14pt" fo:font-weight="bold" officeooo:rsid="000b9d3b" officeooo:paragraph-rsid="000b9d3b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fo:font-size="14pt" fo:font-weight="bold" officeooo:rsid="000c73b8" officeooo:paragraph-rsid="000c73b8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officeooo:rsid="000e3fab" officeooo:paragraph-rsid="000e3fab" style:font-size-asian="14pt" style:font-weight-asian="bold" style:font-size-complex="14pt" style:font-weight-complex="bold"/>
    </style:style>
    <style:style style:name="P26" style:family="paragraph" style:parent-style-name="Table_20_Contents">
      <style:text-properties fo:font-size="14pt" fo:font-weight="bold" officeooo:rsid="001154a9" officeooo:paragraph-rsid="001154a9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fo:font-size="14pt" fo:font-weight="bold" officeooo:rsid="00141949" officeooo:paragraph-rsid="00141949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fo:font-size="14pt" fo:font-weight="bold" officeooo:rsid="00154bae" officeooo:paragraph-rsid="00154bae" style:font-size-asian="14pt" style:font-weight-asian="bold" style:font-size-complex="14pt" style:font-weight-complex="bold"/>
    </style:style>
    <style:style style:name="P29" style:family="paragraph" style:parent-style-name="Table_20_Contents" style:list-style-name="L1">
      <style:text-properties officeooo:paragraph-rsid="0016b05c"/>
    </style:style>
    <style:style style:name="P30" style:family="paragraph" style:parent-style-name="Table_20_Contents">
      <style:text-properties officeooo:paragraph-rsid="000e03c2"/>
    </style:style>
    <style:style style:name="P31" style:family="paragraph" style:parent-style-name="Table_20_Contents">
      <style:text-properties officeooo:paragraph-rsid="000f79af"/>
    </style:style>
    <style:style style:name="P32" style:family="paragraph" style:parent-style-name="Table_20_Contents">
      <style:paragraph-properties fo:text-align="start" style:justify-single-word="false"/>
      <style:text-properties officeooo:paragraph-rsid="0016b05c"/>
    </style:style>
    <style:style style:name="T1" style:family="text">
      <style:text-properties officeooo:rsid="000aed2c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0e3fa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0c73b8"/>
    </style:style>
    <style:style style:name="T7" style:family="text">
      <style:text-properties officeooo:rsid="000ca485"/>
    </style:style>
    <style:style style:name="T8" style:family="text">
      <style:text-properties fo:font-size="14pt" officeooo:rsid="000c73b8" style:font-size-asian="14pt" style:font-size-complex="14pt"/>
    </style:style>
    <style:style style:name="T9" style:family="text">
      <style:text-properties fo:font-size="14pt" officeooo:rsid="000ca485" style:font-size-asian="14pt" style:font-size-complex="14pt"/>
    </style:style>
    <style:style style:name="T10" style:family="text">
      <style:text-properties fo:font-size="14pt" officeooo:rsid="000e03c2" style:font-size-asian="14pt" style:font-size-complex="14pt"/>
    </style:style>
    <style:style style:name="T11" style:family="text">
      <style:text-properties fo:font-size="14pt" officeooo:rsid="000f79af" style:font-size-asian="14pt" style:font-size-complex="14pt"/>
    </style:style>
    <style:style style:name="T12" style:family="text">
      <style:text-properties fo:font-size="14pt" officeooo:rsid="0016b05c" style:font-size-asian="14pt" style:font-size-complex="14pt"/>
    </style:style>
    <style:style style:name="T13" style:family="text">
      <style:text-properties officeooo:rsid="00141949"/>
    </style:style>
    <style:style style:name="T14" style:family="text">
      <style:text-properties officeooo:rsid="00154bae"/>
    </style:style>
    <style:style style:name="T15" style:family="text">
      <style:text-properties officeooo:rsid="0016b05c"/>
    </style:style>
    <style:style style:name="T16" style:family="text">
      <style:text-properties officeooo:rsid="0018fa73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5"/>Project Management Processes</text:p>
      <text:p text:style-name="Standard"><text:s text:c="26"/><text:span text:style-name="T4"><text:s text:c="20"/></text:span><text:span text:style-name="T5"><text:s text:c="2"/>Assignment 3.1</text:span></text:p>
      <text:p text:style-name="P2"/>
      <text:p text:style-name="P2"><text:span text:style-name="T1">1.</text:span>Determine the Input, Process and Exit criteria for each of the project management processes</text:p>
      <text:p text:style-name="P2"/>
      <text:p text:style-name="P4"><text:span text:style-name="T2">Present the above data in a tabular diagram</text:span></text:p>
      <text:p text:style-name="P4"><text:span text:style-name="T2"/></text:p>
      <text:p text:style-name="P4"><text:span text:style-name="T2"/></text:p>
      <text:p text:style-name="P9"><text:span text:style-name="T3">1 </text:span><text:span text:style-name="T2">Project initiation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<text:span text:style-name="T6">I</text:span>npu<text:span text:style-name="T6">t</text:span></text:p>
          </table:table-cell>
          <table:table-cell table:style-name="Table1.A1" office:value-type="string">
            <text:p text:style-name="P24">Process</text:p>
          </table:table-cell>
          <table:table-cell table:style-name="Table1.C1" office:value-type="string">
            <text:p text:style-name="P24">Output</text:p>
          </table:table-cell>
        </table:table-row>
        <table:table-row>
          <table:table-cell table:style-name="Table1.A2" office:value-type="string">
            <text:p text:style-name="P14"><text:span text:style-name="T7">Project intake Approval &amp;</text:span></text:p>
            <text:p text:style-name="P14">Business case</text:p>
          </table:table-cell>
          <table:table-cell table:style-name="Table1.A2" office:value-type="string">
            <text:p text:style-name="P32"><text:span text:style-name="T8">Developing a high <text:s text:c="2"/>level plan </text:span><text:span text:style-name="T9">and project description</text:span></text:p>
            <text:p text:style-name="P32"><text:span text:style-name="T9"><text:s/></text:span><text:span text:style-name="T12">I</text:span><text:span text:style-name="T9">dentification of risk involved </text:span><text:span text:style-name="T10">and cost estimation</text:span></text:p>
            <text:p text:style-name="P32"><text:span text:style-name="T12">L</text:span><text:span text:style-name="T9">egal requirements and technological change required</text:span></text:p>
            <text:p text:style-name="P32"><text:span text:style-name="T12">U</text:span><text:span text:style-name="T9">nderstanding needs of client and classifying them under in scope or out of scope</text:span></text:p>
            <text:p text:style-name="P15"><text:span text:style-name="T10"/></text:p>
          </table:table-cell>
          <table:table-cell table:style-name="Table1.C2" office:value-type="string">
            <text:p text:style-name="P30"><text:span text:style-name="T10">Project charter which defines expectations and outlines of project</text:span></text:p>
            <text:p text:style-name="P16"><text:span text:style-name="T15">S</text:span>cope statements</text:p>
          </table:table-cell>
        </table:table-row>
      </table:table>
      <text:p text:style-name="P3"/>
      <text:p text:style-name="P10">2. Project planning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Input </text:p>
          </table:table-cell>
          <table:table-cell table:style-name="Table2.A1" office:value-type="string">
            <text:p text:style-name="P25">Process </text:p>
          </table:table-cell>
          <table:table-cell table:style-name="Table2.C1" office:value-type="string">
            <text:p text:style-name="P25">Output </text:p>
          </table:table-cell>
        </table:table-row>
        <table:table-row>
          <table:table-cell table:style-name="Table2.A2" office:value-type="string">
            <text:p text:style-name="P16">Project charter &amp; scope statement</text:p>
          </table:table-cell>
          <table:table-cell table:style-name="Table2.A2" office:value-type="string">
            <text:p text:style-name="P31"><text:span text:style-name="T11">Developing a precise plan to attain project objective and slecting a team</text:span></text:p>
            <text:p text:style-name="P31">creating the WBS </text:p>
            <text:p text:style-name="P17">estimating &amp; developing cost, time and resources</text:p>
            <text:p text:style-name="P17">formal approval</text:p>
            <text:p text:style-name="P16"/>
          </table:table-cell>
          <table:table-cell table:style-name="Table2.C2" office:value-type="string">
            <text:p text:style-name="P17">Project management plan</text:p>
            <text:p text:style-name="P17">planning for each WBS </text:p>
            <text:p text:style-name="P17">plans for future scope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1"/>
      <text:p text:style-name="P11">3.<text:span text:style-name="T16">P</text:span>roject executio<text:span text:style-name="T16">n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6">inputs</text:p>
          </table:table-cell>
          <table:table-cell table:style-name="Table3.A1" office:value-type="string">
            <text:p text:style-name="P26">process</text:p>
          </table:table-cell>
          <table:table-cell table:style-name="Table3.C1" office:value-type="string">
            <text:p text:style-name="P26">outputs</text:p>
          </table:table-cell>
        </table:table-row>
        <table:table-row>
          <table:table-cell table:style-name="Table3.A2" office:value-type="string">
            <text:p text:style-name="P18">Project <text:s/>mangement plan</text:p>
            <text:p text:style-name="P18">and resources </text:p>
            <text:p text:style-name="P18">releasing of funds</text:p>
          </table:table-cell>
          <table:table-cell table:style-name="Table3.A2" office:value-type="string">
            <text:p text:style-name="P19">Performing objectives <text:s/>and analysing the objectives </text:p>
          </table:table-cell>
          <table:table-cell table:style-name="Table3.C2" office:value-type="string">
            <text:p text:style-name="P20">Project deliverables whose expection are tested and approved <text:s/></text:p>
            <text:p text:style-name="P20">performance analyzed</text:p>
            <text:p text:style-name="P20">projects are kept in track </text:p>
          </table:table-cell>
        </table:table-row>
      </table:table>
      <text:p text:style-name="P6"/>
      <text:p text:style-name="P12">4.<text:span text:style-name="T16">P</text:span>roject <text:span text:style-name="T13">monitoring and controlling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7">Input </text:p>
          </table:table-cell>
          <table:table-cell table:style-name="Table4.A1" office:value-type="string">
            <text:p text:style-name="P27"><text:span text:style-name="T14">P</text:span>rocess</text:p>
          </table:table-cell>
          <table:table-cell table:style-name="Table4.C1" office:value-type="string">
            <text:p text:style-name="P27"><text:span text:style-name="T14">O</text:span>utputs</text:p>
          </table:table-cell>
        </table:table-row>
        <table:table-row>
          <table:table-cell table:style-name="Table4.A2" office:value-type="string">
            <text:p text:style-name="P21">Plan requirements </text:p>
          </table:table-cell>
          <table:table-cell table:style-name="Table4.A2" office:value-type="string">
            <text:p text:style-name="P21">Continuous checking of project and verifying it ,so that execution is not out of scope.</text:p>
            <text:p text:style-name="P21">Take proper action which includes amending the project or changing the plans when necessary</text:p>
          </table:table-cell>
          <table:table-cell table:style-name="Table4.C2" office:value-type="string">
            <text:p text:style-name="P21">Change request</text:p>
            <text:p text:style-name="P21"><text:span text:style-name="T14">P</text:span>lan updates</text:p>
            <text:p text:style-name="P21"><text:span text:style-name="T14">Documentation</text:span> </text:p>
          </table:table-cell>
        </table:table-row>
      </table:table>
      <text:p text:style-name="P7"/>
      <text:p text:style-name="P13">5.<text:span text:style-name="T16">P</text:span>roject closure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8">Input </text:p>
          </table:table-cell>
          <table:table-cell table:style-name="Table5.A1" office:value-type="string">
            <text:p text:style-name="P28">Process </text:p>
          </table:table-cell>
          <table:table-cell table:style-name="Table5.C1" office:value-type="string">
            <text:p text:style-name="P28">Outputs </text:p>
          </table:table-cell>
        </table:table-row>
        <table:table-row>
          <table:table-cell table:style-name="Table5.A2" office:value-type="string">
            <text:p text:style-name="P22">Project Documentation,Success criteria</text:p>
            <text:p text:style-name="P22">Final product</text:p>
          </table:table-cell>
          <table:table-cell table:style-name="Table5.A2" office:value-type="string">
            <text:p text:style-name="P22">Verify acceptance project deliverables </text:p>
            <text:p text:style-name="P22">checking whether the projects plan completed in time and budget</text:p>
          </table:table-cell>
          <table:table-cell table:style-name="Table5.C2" office:value-type="string">
            <text:p text:style-name="P22">Final lessons learned</text:p>
            <text:p text:style-name="P22">signing off</text:p>
            <text:p text:style-name="P2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40:17.639365401</meta:creation-date>
    <dc:date>2016-08-18T17:32:51.135870744</dc:date>
    <meta:editing-duration>PT38M55S</meta:editing-duration>
    <meta:editing-cycles>7</meta:editing-cycles>
    <meta:generator>LibreOffice/5.1.4.2$Linux_X86_64 LibreOffice_project/10m0$Build-2</meta:generator>
    <meta:document-statistic meta:table-count="5" meta:image-count="0" meta:object-count="0" meta:page-count="2" meta:paragraph-count="59" meta:word-count="238" meta:character-count="1704" meta:non-whitespace-character-count="1440"/>
  </office:meta>
</office:document-meta>
</file>